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2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06mm"/>
    </style:style>
    <style:style style:name="co8" style:family="table-column">
      <style:table-column-properties fo:break-before="auto" style:column-width="139.7mm"/>
    </style:style>
    <style:style style:name="co9" style:family="table-column">
      <style:table-column-properties fo:break-before="auto" style:column-width="109.47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da7d8"/>
    </style:style>
    <style:style style:name="ce53" style:family="table-cell" style:parent-style-name="Default">
      <style:table-cell-properties fo:background-color="#59c5c7"/>
    </style:style>
    <style:style style:name="ce54" style:family="table-cell" style:parent-style-name="Default">
      <style:table-cell-properties fo:background-color="#fff200"/>
      <style:text-properties style:use-window-font-color="true"/>
    </style:style>
    <style:style style:name="ce55" style:family="table-cell" style:parent-style-name="Default">
      <style:table-cell-properties fo:background-color="#f68e76"/>
    </style:style>
    <style:style style:name="ce56" style:family="table-cell" style:parent-style-name="Default">
      <style:table-cell-properties fo:background-color="#00a65d"/>
    </style:style>
    <style:style style:name="ce57" style:family="table-cell" style:parent-style-name="Default">
      <style:table-cell-properties fo:background-color="#bd7cb5"/>
    </style:style>
    <style:style style:name="ce58" style:family="table-cell" style:parent-style-name="Default">
      <style:table-cell-properties fo:background-color="#fff200"/>
    </style:style>
    <style:style style:name="ce59" style:family="table-cell" style:parent-style-name="Default">
      <style:table-cell-properties fo:background-color="#add58a"/>
    </style:style>
    <style:style style:name="ce60" style:family="table-cell" style:parent-style-name="Default">
      <style:table-cell-properties fo:background-color="#a09600"/>
    </style:style>
    <style:style style:name="ce61" style:family="table-cell" style:parent-style-name="Default">
      <style:table-cell-properties fo:background-color="#fff200"/>
      <style:map style:condition="cell-content()=1" style:apply-style-name="Good" style:base-cell-address="Planilha3.B1"/>
    </style:style>
    <style:style style:name="ce1" style:family="table-cell" style:parent-style-name="Default">
      <style:map style:condition="cell-content()=1" style:apply-style-name="Good" style:base-cell-address="Planilha3.B1"/>
    </style:style>
    <style:style style:name="ce2" style:family="table-cell" style:parent-style-name="Default">
      <style:map style:condition="cell-content()=1" style:apply-style-name="Good" style:base-cell-address="Planilha3.B44"/>
    </style:style>
    <style:style style:name="ce3" style:family="table-cell" style:parent-style-name="Default">
      <style:map style:condition="cell-content()=1" style:apply-style-name="Good" style:base-cell-address="Planilha3.B45"/>
    </style:style>
    <style:style style:name="ce4" style:family="table-cell" style:parent-style-name="Default">
      <style:map style:condition="cell-content()=1" style:apply-style-name="Good" style:base-cell-address="Planilha3.B45"/>
    </style:style>
    <style:style style:name="ce5" style:family="table-cell" style:parent-style-name="Default">
      <style:map style:condition="cell-content()=1" style:apply-style-name="Good" style:base-cell-address="Planilha3.B45"/>
    </style:style>
    <style:style style:name="ce6" style:family="table-cell" style:parent-style-name="Default">
      <style:map style:condition="cell-content()=1" style:apply-style-name="Good" style:base-cell-address="Planilha3.B45"/>
    </style:style>
    <style:style style:name="ce7" style:family="table-cell" style:parent-style-name="Default">
      <style:map style:condition="cell-content()=1" style:apply-style-name="Good" style:base-cell-address="Planilha3.B45"/>
    </style:style>
    <style:style style:name="ce8" style:family="table-cell" style:parent-style-name="Default">
      <style:map style:condition="cell-content()=1" style:apply-style-name="Good" style:base-cell-address="Planilha3.B45"/>
    </style:style>
    <style:style style:name="ce9" style:family="table-cell" style:parent-style-name="Default">
      <style:map style:condition="cell-content()=1" style:apply-style-name="Good" style:base-cell-address="Planilha3.B45"/>
    </style:style>
    <style:style style:name="ce10" style:family="table-cell" style:parent-style-name="Default">
      <style:map style:condition="cell-content()=1" style:apply-style-name="Good" style:base-cell-address="Planilha3.B45"/>
    </style:style>
    <style:style style:name="ce11" style:family="table-cell" style:parent-style-name="Default">
      <style:map style:condition="cell-content()=1" style:apply-style-name="Good" style:base-cell-address="Planilha3.B45"/>
    </style:style>
    <style:style style:name="ce12" style:family="table-cell" style:parent-style-name="Default">
      <style:map style:condition="cell-content()=1" style:apply-style-name="Good" style:base-cell-address="Planilha3.B45"/>
    </style:style>
    <style:style style:name="ce13" style:family="table-cell" style:parent-style-name="Default">
      <style:map style:condition="cell-content()=1" style:apply-style-name="Good" style:base-cell-address="Planilha3.B45"/>
    </style:style>
    <style:style style:name="ce14" style:family="table-cell" style:parent-style-name="Default">
      <style:map style:condition="cell-content()=1" style:apply-style-name="Good" style:base-cell-address="Planilha3.B45"/>
    </style:style>
    <style:style style:name="ce15" style:family="table-cell" style:parent-style-name="Default">
      <style:map style:condition="cell-content()=1" style:apply-style-name="Good" style:base-cell-address="Planilha3.B45"/>
    </style:style>
    <style:style style:name="ce16" style:family="table-cell" style:parent-style-name="Default">
      <style:map style:condition="cell-content()=1" style:apply-style-name="Good" style:base-cell-address="Planilha3.B45"/>
    </style:style>
    <style:style style:name="ce17" style:family="table-cell" style:parent-style-name="Default">
      <style:map style:condition="cell-content()=1" style:apply-style-name="Good" style:base-cell-address="Planilha3.B45"/>
    </style:style>
    <style:style style:name="ce18" style:family="table-cell" style:parent-style-name="Default">
      <style:map style:condition="cell-content()=1" style:apply-style-name="Good" style:base-cell-address="Planilha3.B45"/>
    </style:style>
    <style:style style:name="ce19" style:family="table-cell" style:parent-style-name="Default">
      <style:map style:condition="cell-content()=1" style:apply-style-name="Good" style:base-cell-address="Planilha3.B45"/>
    </style:style>
    <style:style style:name="ce20" style:family="table-cell" style:parent-style-name="Default">
      <style:map style:condition="cell-content()=1" style:apply-style-name="Good" style:base-cell-address="Planilha3.B45"/>
    </style:style>
    <style:style style:name="ce21" style:family="table-cell" style:parent-style-name="Default">
      <style:map style:condition="cell-content()=1" style:apply-style-name="Good" style:base-cell-address="Planilha3.B45"/>
    </style:style>
    <style:style style:name="ce22" style:family="table-cell" style:parent-style-name="Default">
      <style:map style:condition="cell-content()=1" style:apply-style-name="Good" style:base-cell-address="Planilha3.B45"/>
    </style:style>
    <style:style style:name="ce23" style:family="table-cell" style:parent-style-name="Default">
      <style:map style:condition="cell-content()=1" style:apply-style-name="Good" style:base-cell-address="Planilha3.B45"/>
    </style:style>
    <style:style style:name="ce85" style:family="table-cell" style:parent-style-name="Default">
      <style:map style:condition="cell-content()=1" style:apply-style-name="Good" style:base-cell-address="Planilha3.B114"/>
    </style:style>
    <style:style style:name="ce86" style:family="table-cell" style:parent-style-name="Default">
      <style:table-cell-properties fo:background-color="#bd7cb5"/>
      <style:map style:condition="cell-content()=1" style:apply-style-name="Good" style:base-cell-address="Planilha3.B1"/>
    </style:style>
    <style:style style:name="ce87" style:family="table-cell" style:parent-style-name="Default">
      <style:table-cell-properties fo:background-color="#5e8ac7"/>
      <style:map style:condition="cell-content()=1" style:apply-style-name="Good" style:base-cell-address="Planilha3.B1"/>
    </style:style>
    <style:style style:name="ce88" style:family="table-cell" style:parent-style-name="Default">
      <style:table-cell-properties fo:background-color="#c2e0ae"/>
      <style:map style:condition="cell-content()=1" style:apply-style-name="Good" style:base-cell-address="Planilha3.B1"/>
    </style:style>
    <style:style style:name="ce89" style:family="table-cell" style:parent-style-name="Default">
      <style:table-cell-properties fo:background-color="#f68e76"/>
      <style:map style:condition="cell-content()=1" style:apply-style-name="Good" style:base-cell-address="Planilha3.B1"/>
    </style:style>
    <style:style style:name="ce90" style:family="table-cell" style:parent-style-name="Default">
      <style:table-cell-properties fo:background-color="#a09600"/>
      <style:map style:condition="cell-content()=1" style:apply-style-name="Good" style:base-cell-address="Planilha3.B1"/>
    </style:style>
    <style:style style:name="ce91" style:family="table-cell" style:parent-style-name="Default">
      <style:table-cell-properties fo:background-color="#00a65d"/>
      <style:map style:condition="cell-content()=1" style:apply-style-name="Good" style:base-cell-address="Planilha3.B1"/>
    </style:style>
    <style:style style:name="ce92" style:family="table-cell" style:parent-style-name="Default">
      <style:table-cell-properties fo:background-color="#59c5c7"/>
      <style:map style:condition="cell-content()=1" style:apply-style-name="Good" style:base-cell-address="Planilha3.B1"/>
    </style:style>
    <style:style style:name="ce93" style:family="table-cell" style:parent-style-name="Default"/>
    <style:style style:name="ce24" style:family="table-cell" style:parent-style-name="Default"/>
    <style:style style:name="ce95" style:family="table-cell" style:parent-style-name="Default">
      <style:map style:condition="cell-content()=1" style:apply-style-name="Good" style:base-cell-address="Planilha3.K157"/>
    </style:style>
    <style:style style:name="ce96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97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98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99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00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101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02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103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104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105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106" style:family="table-cell" style:parent-style-name="Resultado_20_da_20_tabela_20_dinâmica">
      <style:table-cell-properties fo:border-bottom="2.01pt solid #000000" fo:border-left="0.99pt solid #000000" fo:border-right="none" fo:border-top="0.99pt solid #000000"/>
    </style:style>
    <style:style style:name="ce107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108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109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110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111" style:family="table-cell" style:parent-style-name="Resultado_20_da_20_tabela_20_dinâmica">
      <style:table-cell-properties fo:border-bottom="2.01pt solid #000000" fo:border-left="none" fo:border-right="none" fo:border-top="0.99pt solid #000000"/>
    </style:style>
    <style:style style:name="ce112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113" style:family="table-cell" style:parent-style-name="Valor_20_da_20_tabela_20_dinâmica">
      <style:table-cell-properties fo:border-bottom="none" fo:border-left="none" fo:border-right="0.99pt solid #000000" fo:border-top="none"/>
    </style:style>
    <style:style style:name="ce114" style:family="table-cell" style:parent-style-name="Valor_20_da_20_tabela_20_dinâmica">
      <style:table-cell-properties fo:border-bottom="0.99pt solid #000000" fo:border-left="none" fo:border-right="0.99pt solid #000000" fo:border-top="none"/>
    </style:style>
    <style:style style:name="ce115" style:family="table-cell" style:parent-style-name="Resultado_20_da_20_tabela_20_dinâmica">
      <style:table-cell-properties fo:border-bottom="2.01pt solid #000000" fo:border-left="none" fo:border-right="0.99pt solid #000000" fo:border-top="0.99pt solid #000000"/>
    </style:style>
    <style:style style:name="ce116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117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118" style:family="table-cell" style:parent-style-name="Resultado_20_da_20_tabela_20_dinâmica">
      <style:table-cell-properties fo:border-bottom="none" fo:border-left="0.99pt solid #000000" fo:border-right="2.01pt solid #000000" fo:border-top="0.99pt solid #000000"/>
    </style:style>
    <style:style style:name="ce119" style:family="table-cell" style:parent-style-name="Resultado_20_da_20_tabela_20_dinâmica">
      <style:table-cell-properties fo:border-bottom="none" fo:border-left="0.99pt solid #000000" fo:border-right="2.01pt solid #000000" fo:border-top="none"/>
    </style:style>
    <style:style style:name="ce120" style:family="table-cell" style:parent-style-name="Resultado_20_da_20_tabela_20_dinâmica">
      <style:table-cell-properties fo:border-bottom="0.99pt solid #000000" fo:border-left="0.99pt solid #000000" fo:border-right="2.01pt solid #000000" fo:border-top="none"/>
    </style:style>
    <style:style style:name="ce121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event</text:p>
          </table:table-cell>
          <table:table-cell table:style-name="ce61" office:value-type="string" calcext:value-type="string">
            <text:p>aventureiro</text:p>
          </table:table-cell>
          <table:table-cell table:style-name="ce86" office:value-type="string" calcext:value-type="string">
            <text:p>cult</text:p>
          </table:table-cell>
          <table:table-cell table:style-name="ce87" office:value-type="string" calcext:value-type="string">
            <text:p>geek</text:p>
          </table:table-cell>
          <table:table-cell table:style-name="ce88" office:value-type="string" calcext:value-type="string">
            <text:p>hipster</text:p>
          </table:table-cell>
          <table:table-cell table:style-name="ce89" office:value-type="string" calcext:value-type="string">
            <text:p>praieiro</text:p>
          </table:table-cell>
          <table:table-cell table:style-name="ce90" office:value-type="string" calcext:value-type="string">
            <text:p>turista</text:p>
          </table:table-cell>
          <table:table-cell table:style-name="ce91" office:value-type="string" calcext:value-type="string">
            <text:p>underground</text:p>
          </table:table-cell>
          <table:table-cell table:style-name="ce92"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  <table:table-cell table:style-name="ce93" office:value-type="string" calcext:value-type="string">
            <text:p>resumo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º Ciclo De Marketing: Pesquisa de Marketing no ambiente digital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:.I2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3:.I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7ª Feira Brasileira do Varejo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4:.I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51" office:value-type="string" calcext:value-type="string">
            <text:p>Abertura da exposição Homo Machina - esculturas de Paulo Faval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:.I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table:style-name="ce51" office:value-type="string" calcext:value-type="string">
            <text:p>Alma Lusitana no Cisne Branco - 2ª edição 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6:.I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:.I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ndando nos Túneis de Salvador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:.I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2"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I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As aventuras do pequeno príncip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0:.I1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 duas Irene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1:.I1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teróide | 5˚ Kino Be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2:.I1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través de Iberê | Francisco Dalcol + Fran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3:.I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I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Beto Carrero Wor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I1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rincando de Todas as Artes - Criação livre para Crianç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6:.I1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7:.I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table:style-name="ce55" office:value-type="string" calcext:value-type="string">
            <text:p>Carnaval de Rua do Bloco da Diversidad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8:.I18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I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ASCATA DA PEDRA BRANCA, POÇO DOS MORCEGOS E POÇO DAS ANDORINH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0:.I2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1:.I2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2:.I2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I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table:number-columns-repeated="9"/>
          <table:table-cell table:formula="of:=SUM([.B24:.I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onversa com a artista Denise Gade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5:.I2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I2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Formação em Barras de Acc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:.I2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:.I2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:.I2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NA AVANÇADO THETAHEALING™ EM PORTO ALEG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:.I3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I3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2:.I3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:.I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4:.I3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35:.I3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6:.I3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I3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spanhol com A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8:.I3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9:.I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0:.I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ira do Vinil de Poa no Casa Azul - 20/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1:.I4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2:.I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érias na Bibliotec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3:.I4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Fernando e Sorocaba + Amado Batist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4:.I4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Zé Neto e Cristiano + Anitt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5:.I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esta Da Uva 2019 – Ofici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6:.I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Festiqueijo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7:.I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Festival de Cerveja e Gastronomia + La Movida Bazar &amp; Arte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8:.I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stival Gaia - Sítio Terra Crista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9:.I4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CA Comitê - Financiamento Coletivo Autônomo e Festa de 9 ano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/>
          <table:table-cell table:formula="of:=SUM([.B50:.I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formula="of:=SUM([.B51:.I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  <table:table-cell table:formula="of:=SUM([.B52:.I5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Frida Kahlo À Revolução! no 20º Porto Verão Alegre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3:.I5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2" office:value-type="string" calcext:value-type="string">
            <text:p>Gamestorming - Os jogos tem muito a nos ensina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4:.I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Gramado Summit 2019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5:.I5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2" office:value-type="string" calcext:value-type="string">
            <text:p>Hackatown Porto Alegre | Mobilidade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6:.I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Harakiri (1962) no Capitólio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7:.I5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istorietas Assombradas | Sesc Canoas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8:.I5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9:.I5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0:.I6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1:.I6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anual Prático da Mulher Moderna | Sesc Canoas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2:.I6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3:.I6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4:.I6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5:.I6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ga Revel - Feira Cultural - Edição Férias Praça Júlio Mesquit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6:.I6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7:.I6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8:.I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Mostra Hayao Miyazaki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9:.I6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70:.I7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untain Do Praia do Ros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71:.I7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úsica na Praça Estado de Isra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72:.I72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Nossa Irmã Mais Nov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3:.I7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4:.I7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- Fotografia, cidade, histó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75:.I7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6:.I7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s de Verão 2019 @Cordas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7:.I7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Dois Gêmeos Veneziano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8:.I7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homens do triângulo rosa no Porto Verão Alegre 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9:.I7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alestra Informativa Gratuita Grupos de Estudos 2019</text:p>
          </table:table-cell>
          <table:table-cell table:number-columns-repeated="9"/>
          <table:table-cell table:formula="of:=SUM([.B80:.I8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:.I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Pois é Vizinh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82:.I8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table:number-columns-repeated="9"/>
          <table:table-cell table:formula="of:=SUM([.B83:.I8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51" office:value-type="string" calcext:value-type="string">
            <text:p>Quinta SWAG!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4:.I8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table:number-columns-repeated="9"/>
          <table:table-cell table:formula="of:=SUM([.B85:.I8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6:.I8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table:number-columns-repeated="9"/>
          <table:table-cell table:formula="of:=SUM([.B87:.I8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table:number-columns-repeated="9"/>
          <table:table-cell table:formula="of:=SUM([.B88:.I8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alto do Yucumã e Ametista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9:.I8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0:.I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91:.I9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 meu Ponto G falass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2:.I9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en Experience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93:.I9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RRA DO RIO DO RASTRO, SERRA DO CORVO BRANCO,PIRÂMIDES SAGRAD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4:.I9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ssão especial de "Roma" na Cinemateca Capitólio Petrobr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95:.I95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6:.I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TOC Uma Comédia Obsessiva Compulsi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7:.I9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avessia Cassino x Chu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8:.I9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Ninho das Águia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9:.I9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Sítio Grünes Paradie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0:.I10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ilhas Ecológicas em Maquiné com a @triploverstur 13/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1:.I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TT - Travessia Torres Tramanda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2:.I10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Um Panorama Visto da Ponte em Porto Alegre/RS</text:p>
          </table:table-cell>
          <table:table-cell table:number-columns-repeated="9"/>
          <table:table-cell table:formula="of:=SUM([.B103:.I10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4:.I10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table:number-columns-repeated="9"/>
          <table:table-cell table:formula="of:=SUM([.B105:.I10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table:number-columns-repeated="9"/>
          <table:table-cell table:formula="of:=SUM([.B106:.I10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table:number-columns-repeated="9"/>
          <table:table-cell table:formula="of:=SUM([.B107:.I10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8:.I10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09:.I1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0:.I11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1:.I1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6" office:value-type="string" calcext:value-type="string">
            <text:p>D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2:.I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Default" table:number-columns-repeated="8"/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85" table:formula="of:=SUM([.B2:.B109])" office:value-type="float" office:value="13" calcext:value-type="float">
            <text:p>13</text:p>
          </table:table-cell>
          <table:table-cell table:style-name="ce85" table:formula="of:=SUM([.C2:.C109])" office:value-type="float" office:value="27" calcext:value-type="float">
            <text:p>27</text:p>
          </table:table-cell>
          <table:table-cell table:style-name="ce85" table:formula="of:=SUM([.D2:.D109])" office:value-type="float" office:value="10" calcext:value-type="float">
            <text:p>10</text:p>
          </table:table-cell>
          <table:table-cell table:style-name="ce85" table:formula="of:=SUM([.E2:.E109])" office:value-type="float" office:value="12" calcext:value-type="float">
            <text:p>12</text:p>
          </table:table-cell>
          <table:table-cell table:style-name="ce85" table:formula="of:=SUM([.F2:.F109])" office:value-type="float" office:value="5" calcext:value-type="float">
            <text:p>5</text:p>
          </table:table-cell>
          <table:table-cell table:style-name="ce85" table:formula="of:=SUM([.G2:.G109])" office:value-type="float" office:value="6" calcext:value-type="float">
            <text:p>6</text:p>
          </table:table-cell>
          <table:table-cell table:style-name="ce85" table:formula="of:=SUM([.H2:.H109])" office:value-type="float" office:value="2" calcext:value-type="float">
            <text:p>2</text:p>
          </table:table-cell>
          <table:table-cell table:style-name="ce85" table:formula="of:=SUM([.I2:.I109])" office:value-type="float" office:value="24" calcext:value-type="float">
            <text:p>24</text:p>
          </table:table-cell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5:.I11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6:.I11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7:.I11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8:.I11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9:.I11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0:.I12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1:.I12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2:.I12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3:.I12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4:.I1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5:.I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6:.I12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7:.I12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8:.I12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9:.I12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0:.I13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1:.I13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2:.I13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3:.I13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4:.I13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5:.I13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6:.I13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7:.I13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8:.I13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9:.I13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0:.I14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1:.I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2:.I14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3:.I14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4:.I14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5:.I14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6:.I14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7:.I14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8:.I14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9:.I14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0:.I1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1:.I1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2:.I15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3:.I15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4:.I15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0"/>
          <table:table-cell table:style-name="ce95" office:value-type="string" calcext:value-type="string">
            <text:p>0, 0, 0, 0, 0, 0, 0, 0, 0, 0, 0, 0, 0, 0, 0, 0, 0, 0, 0, 0, 0, 1, 1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0"/>
        </table:table-row>
        <table:table-row table:style-name="ro1" table:number-rows-repeated="104841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Planilha3.B1:Planilha3.B43 Planilha3.C115:Planilha3.I1048576 Planilha3.B66:Planilha3.B112 Planilha3.C1:Planilha3.I112 Planilha3.B115:Planilha3.B158 Planilha3.B160:Planilha3.B1048576">
            <calcext:condition calcext:apply-style-name="Good" calcext:value="=1" calcext:base-cell-address="Planilha3.B1"/>
          </calcext:conditional-format>
          <calcext:conditional-format calcext:target-range-address="Planilha3.K158:Planilha3.K1048576 Planilha3.K1:Planilha3.K156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  <calcext:conditional-format calcext:target-range-address="Planilha3.B45:Planilha3.B65">
            <calcext:condition calcext:apply-style-name="Good" calcext:value="=1" calcext:base-cell-address="Planilha3.B45"/>
          </calcext:conditional-format>
          <calcext:conditional-format calcext:target-range-address="Planilha3.B44:Planilha3.B44">
            <calcext:condition calcext:apply-style-name="Good" calcext:value="=1" calcext:base-cell-address="Planilha3.B44"/>
          </calcext:conditional-format>
          <calcext:conditional-format calcext:target-range-address="Planilha3.B45:Planilha3.B45">
            <calcext:condition calcext:apply-style-name="Good" calcext:value="=1" calcext:base-cell-address="Planilha3.B45"/>
          </calcext:conditional-format>
          <calcext:conditional-format calcext:target-range-address="Planilha3.B46:Planilha3.B46">
            <calcext:condition calcext:apply-style-name="Good" calcext:value="=1" calcext:base-cell-address="Planilha3.B46"/>
          </calcext:conditional-format>
          <calcext:conditional-format calcext:target-range-address="Planilha3.B47:Planilha3.B47">
            <calcext:condition calcext:apply-style-name="Good" calcext:value="=1" calcext:base-cell-address="Planilha3.B47"/>
          </calcext:conditional-format>
          <calcext:conditional-format calcext:target-range-address="Planilha3.B48:Planilha3.B48">
            <calcext:condition calcext:apply-style-name="Good" calcext:value="=1" calcext:base-cell-address="Planilha3.B48"/>
          </calcext:conditional-format>
          <calcext:conditional-format calcext:target-range-address="Planilha3.B49:Planilha3.B49">
            <calcext:condition calcext:apply-style-name="Good" calcext:value="=1" calcext:base-cell-address="Planilha3.B49"/>
          </calcext:conditional-format>
          <calcext:conditional-format calcext:target-range-address="Planilha3.B50:Planilha3.B50">
            <calcext:condition calcext:apply-style-name="Good" calcext:value="=1" calcext:base-cell-address="Planilha3.B50"/>
          </calcext:conditional-format>
          <calcext:conditional-format calcext:target-range-address="Planilha3.B51:Planilha3.B51">
            <calcext:condition calcext:apply-style-name="Good" calcext:value="=1" calcext:base-cell-address="Planilha3.B51"/>
          </calcext:conditional-format>
          <calcext:conditional-format calcext:target-range-address="Planilha3.B52:Planilha3.B52">
            <calcext:condition calcext:apply-style-name="Good" calcext:value="=1" calcext:base-cell-address="Planilha3.B52"/>
          </calcext:conditional-format>
          <calcext:conditional-format calcext:target-range-address="Planilha3.B53:Planilha3.B53">
            <calcext:condition calcext:apply-style-name="Good" calcext:value="=1" calcext:base-cell-address="Planilha3.B53"/>
          </calcext:conditional-format>
          <calcext:conditional-format calcext:target-range-address="Planilha3.B54:Planilha3.B54">
            <calcext:condition calcext:apply-style-name="Good" calcext:value="=1" calcext:base-cell-address="Planilha3.B54"/>
          </calcext:conditional-format>
          <calcext:conditional-format calcext:target-range-address="Planilha3.B55:Planilha3.B55">
            <calcext:condition calcext:apply-style-name="Good" calcext:value="=1" calcext:base-cell-address="Planilha3.B55"/>
          </calcext:conditional-format>
          <calcext:conditional-format calcext:target-range-address="Planilha3.B56:Planilha3.B56">
            <calcext:condition calcext:apply-style-name="Good" calcext:value="=1" calcext:base-cell-address="Planilha3.B56"/>
          </calcext:conditional-format>
          <calcext:conditional-format calcext:target-range-address="Planilha3.B57:Planilha3.B57">
            <calcext:condition calcext:apply-style-name="Good" calcext:value="=1" calcext:base-cell-address="Planilha3.B57"/>
          </calcext:conditional-format>
          <calcext:conditional-format calcext:target-range-address="Planilha3.B58:Planilha3.B58">
            <calcext:condition calcext:apply-style-name="Good" calcext:value="=1" calcext:base-cell-address="Planilha3.B58"/>
          </calcext:conditional-format>
          <calcext:conditional-format calcext:target-range-address="Planilha3.B59:Planilha3.B59">
            <calcext:condition calcext:apply-style-name="Good" calcext:value="=1" calcext:base-cell-address="Planilha3.B59"/>
          </calcext:conditional-format>
          <calcext:conditional-format calcext:target-range-address="Planilha3.B60:Planilha3.B60">
            <calcext:condition calcext:apply-style-name="Good" calcext:value="=1" calcext:base-cell-address="Planilha3.B60"/>
          </calcext:conditional-format>
          <calcext:conditional-format calcext:target-range-address="Planilha3.B61:Planilha3.B61">
            <calcext:condition calcext:apply-style-name="Good" calcext:value="=1" calcext:base-cell-address="Planilha3.B61"/>
          </calcext:conditional-format>
          <calcext:conditional-format calcext:target-range-address="Planilha3.B62:Planilha3.B62">
            <calcext:condition calcext:apply-style-name="Good" calcext:value="=1" calcext:base-cell-address="Planilha3.B62"/>
          </calcext:conditional-format>
          <calcext:conditional-format calcext:target-range-address="Planilha3.B63:Planilha3.B63">
            <calcext:condition calcext:apply-style-name="Good" calcext:value="=1" calcext:base-cell-address="Planilha3.B63"/>
          </calcext:conditional-format>
          <calcext:conditional-format calcext:target-range-address="Planilha3.B64:Planilha3.B64">
            <calcext:condition calcext:apply-style-name="Good" calcext:value="=1" calcext:base-cell-address="Planilha3.B64"/>
          </calcext:conditional-format>
          <calcext:conditional-format calcext:target-range-address="Planilha3.B114:Planilha3.I114">
            <calcext:condition calcext:apply-style-name="Good" calcext:value="=1" calcext:base-cell-address="Planilha3.B114"/>
          </calcext:conditional-format>
          <calcext:conditional-format calcext:target-range-address="Planilha3.K157:Planilha3.K157">
            <calcext:condition calcext:apply-style-name="Good" calcext:value="=1" calcext:base-cell-address="Planilha3.K157"/>
          </calcext:conditional-format>
        </calcext:conditional-formats>
      </table:table>
      <table:table table:name="Planilha4" table:style-name="ta1">
        <office:forms form:automatic-focus="false" form:apply-design-mode="false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lanilha5" table:style-name="ta1">
        <office:forms form:automatic-focus="false" form:apply-design-mode="false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/>
        </table:table-row>
        <table:table-row table:style-name="ro1">
          <table:table-cell office:value-type="string" calcext:value-type="string">
            <text:p>Arduino Day 20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ata Ilumin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terplan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abela dinâmica_svm-classification-events-v1-events_1" table:style-name="ta1">
        <office:forms form:automatic-focus="false" form:apply-design-mode="false"/>
        <table:table-column table:style-name="co8" table:default-cell-style-name="ce99"/>
        <table:table-column table:style-name="co6" table:default-cell-style-name="ce104"/>
        <table:table-column table:style-name="co6" table:number-columns-repeated="7" table:default-cell-style-name="Valor_20_da_20_tabela_20_dinâmica"/>
        <table:table-column table:style-name="co6" table:default-cell-style-name="ce113"/>
        <table:table-column table:style-name="co6" table:default-cell-style-name="ce119"/>
        <table:table-row table:style-name="ro1">
          <table:table-cell table:style-name="ce96" office:value-type="string" calcext:value-type="string">
            <text:p>Soma - persona</text:p>
          </table:table-cell>
          <table:table-cell table:style-name="ce101" office:value-type="string" calcext:value-type="string">
            <text:p>Dados</text:p>
          </table:table-cell>
          <table:table-cell table:style-name="ce107" table:number-columns-repeated="8"/>
          <table:table-cell table:style-name="ce116"/>
        </table:table-row>
        <table:table-row table:style-name="ro1">
          <table:table-cell table:style-name="ce97" office:value-type="string" calcext:value-type="string">
            <text:p>event</text:p>
          </table:table-cell>
          <table:table-cell table:style-name="ce102" office:value-type="string" calcext:value-type="string">
            <text:p>aventureiro</text:p>
          </table:table-cell>
          <table:table-cell table:style-name="ce108" office:value-type="string" calcext:value-type="string">
            <text:p>cult</text:p>
          </table:table-cell>
          <table:table-cell table:style-name="ce108" office:value-type="string" calcext:value-type="string">
            <text:p>geek</text:p>
          </table:table-cell>
          <table:table-cell table:style-name="ce108" office:value-type="string" calcext:value-type="string">
            <text:p>hipster</text:p>
          </table:table-cell>
          <table:table-cell table:style-name="ce108" office:value-type="string" calcext:value-type="string">
            <text:p>praieiro</text:p>
          </table:table-cell>
          <table:table-cell table:style-name="ce108" office:value-type="string" calcext:value-type="string">
            <text:p>spam</text:p>
          </table:table-cell>
          <table:table-cell table:style-name="ce108" office:value-type="string" calcext:value-type="string">
            <text:p>turista</text:p>
          </table:table-cell>
          <table:table-cell table:style-name="ce108" office:value-type="string" calcext:value-type="string">
            <text:p>underground</text:p>
          </table:table-cell>
          <table:table-cell table:style-name="ce108" office:value-type="string" calcext:value-type="string">
            <text:p>zeen</text:p>
          </table:table-cell>
          <table:table-cell table:style-name="ce117" office:value-type="string" calcext:value-type="string">
            <text:p>Total Resultado</text:p>
          </table:table-cell>
        </table:table-row>
        <table:table-row table:style-name="ro1">
          <table:table-cell table:style-name="ce98" office:value-type="string" calcext:value-type="string">
            <text:p>1º Ciclo De Marketing: Pesquisa de Marketing no ambiente digital</text:p>
          </table:table-cell>
          <table:table-cell table:style-name="ce103"/>
          <table:table-cell table:style-name="ce109" table:number-columns-repeated="7"/>
          <table:table-cell table:style-name="ce112"/>
          <table:table-cell table:style-name="ce118"/>
        </table:table-row>
        <table:table-row table:style-name="ro1">
          <table:table-cell office:value-type="string" calcext:value-type="string">
            <text:p>30º Café com Consultores da ABCO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uimia das Erv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duas Irene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óide | 5˚ Kino Be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o Carrero Worl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inhada Noturn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de Oferenda de Lamparin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Roda de Rap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regarh 2019 - Liderança Ágil no Mundo Complex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Apometria Xamãn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ivel 1 - O Desper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ível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Fitocosmét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Intensivo de Fotografia Híbrida - Mód.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bravando Jaquira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a seu Potencial Criativo - Florianópol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ign Your Life: na prática! - 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 Internacional do 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eagrama autoconhecimento de sua <text:s/>essênc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nhol com Ar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ro dos Sonh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ação - Métodos Ágeis para Gestão de Pess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auguração do coLIBRE Artíst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pendência financeira para mulheres l Roda de conver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rodução às Práticas de 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, Disciplina e Consciência Alimen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etup #1 Mulheres de Produto (Porto Aleg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u dinheiro sumiu e agora? Controle para não ser control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ofest Ceu Azul P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Fantasma da Ópera : Excursão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de Inverti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 Surpreender o Mercado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nta SWAG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epção De Srila Gurudev No RS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iki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 Fora da Caixa: D I V E R S I D A D 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dada Empreended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sanga - História de Sh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n Experienc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ssia Cassino x Chu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vência Purificando os Pensamen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- Band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Design Thinking para o RH - 1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Os pilares para inovação em cooperativas - 2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: Empatia para Liderança Disruptiv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ga no Parque Malwee</text:p>
          </table:table-cell>
          <table:table-cell table:style-name="ce105"/>
          <table:table-cell table:style-name="ce110" table:number-columns-repeated="7"/>
          <table:table-cell table:style-name="ce114"/>
          <table:table-cell table:style-name="ce120"/>
        </table:table-row>
        <table:table-row table:style-name="ro1">
          <table:table-cell table:style-name="ce100" office:value-type="string" calcext:value-type="string">
            <text:p>Total Resultado</text:p>
          </table:table-cell>
          <table:table-cell table:style-name="ce106"/>
          <table:table-cell table:style-name="ce111" table:number-columns-repeated="7"/>
          <table:table-cell table:style-name="ce115"/>
          <table:table-cell table:style-name="ce121"/>
        </table:table-row>
      </table:table>
      <table:table table:name="svm-classification-events-v1-event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_b</text:p>
          </table:table-cell>
          <table:table-cell office:value-type="string" calcext:value-type="string">
            <text:p>label_c</text:p>
          </table:table-cell>
          <table:table-cell office:value-type="string" calcext:value-type="string">
            <text:p>label_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rsona</text:p>
          </table:table-cell>
        </table:table-row>
        <table:table-row table:style-name="ro1" table:visibility="filter">
          <table:table-cell office:value-type="string" calcext:value-type="string">
            <text:p>[Ribeirão Preto/SP] Palestra: Como Transformar a Sua Vida em 8 Passos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• Resenha de Verão ~ Open Bar no RafaShow 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 SENTE O CLIMA na Fusion 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Illusionize ★ Sábado 02.Fev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Mc Gustta ★ Sábado 19/Jan ★ Stage Music Club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0dB w/ Praslesh (Praslea + Raresh) [a:rpia:r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Bailão Da Por Do Sol Comemorando 2 Anos De Anivers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Feijoada do Projeto Cultural Música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Rodeio Narrador Gledison Da Ro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° Fest Car de Mondaí 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 Psicológica P/ Pilotos e Comissários de Bor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iação Psicológica Orientação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Rodeio De Vaca Mec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.01 Festa na Pr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° Rodeio Internacional de Sol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3/01: Mulheres do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 Convenção de Bruxas e Magos em Paranapiaca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º Curso Capacitação em Avaliação Psicológica p/ Porte de Ar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 e 19/01 Metá Me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/01 - Musa do Verão - Entrada Free 50 primeiros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• Arregaçada na Selva - OPEN BAR Corote Flav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B-Day Hell 2 Anos @Show Edy Lemo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/01: É Bom D+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Confraternização 2019 Instituto Conexão Favela &amp; Ar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Parada Do Orgulho LGBT De Nilópolis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lateral: Urbanist Music// VI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Almoço Sertanej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Beer Fest do 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1º Colônia de Férias do Motociclista - MotoCriOnç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Encontro Beneficente do Quadrado Club Marau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Festival Ganjah #03Anos MP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Guanabara Bay Metal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Mati Cho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essaca do Ano | Patrick Vieira | DJs Resid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odeio Crioulo Estadual do Piquete Dom Ermi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° CORINGAS FEST C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/01/19 Aniversário Do Cacique De Ramos e do Grupo Fundo de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1° Rodeio Interestadual CTG Estância do Imigrante - Selbach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 Amaral Peixoto Avenue (Iron Maiden Cover) no Easy Ri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. Summer Open Air Straßgräbchen 9 Mainacts &amp;18 Artist DJ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3.02 • CarnaVRAU #conv. Social Emoji • Open Bar Coro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/02 - Grindhouse 2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° Festa da Gruta Barra do Galv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º Curso: Técnica de Zulliger (Individual e Coletivo) 30% O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8º Rodeio Interestadual e 6º Leilão Cri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daver Moto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mpeonato de TA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 Ilha do Governador Biker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* Noite De Cumb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° Deutsches Fest Pelo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ª Chapada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31° Rodeio Crioulo Nacional de Veranópolis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Festival Internacional de Balonismo de Torres |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Rodeio Crioulo De Giruá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3: O Ápi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Carijo da Canção Gaúc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Rodeio Crioulo QL Faustino Bertol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ª Formação em Recrutamento e Seleção- 4 Módul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º Bolão entre amigos em Japur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° EDIÇÃO SUMMER F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6º Festival de Chopp &amp; Escolha das Soberanas do Municíp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ª Festa Da Ov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Carna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Ensaio Tambores de Olokun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Festival de Marcha-Ranch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ª Turma:Especialização em Psicologia do Trânsito -Pós-Gradu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Avaliação Psicológ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Neuropsic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Anos - Dance ImPar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</table:table-row>
        <table:table-row table:style-name="ro1" table:visibility="filter">
          <table:table-cell office:value-type="string" calcext:value-type="string">
            <text:p>6ª Edição de "Uma Noite de Samba e Forró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º Curso de Formação em Avaliação Psicológic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º Edição Samba da Minha Ter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6º Encontro de Blocos Burlescos de Arro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70 Não é 07 - Aniversário Academia do Sa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7º Curso de Formação em Psicologia Hospital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ª Festa das Cores no Camping Pedro Osó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Curso: Psicologia Hospitalar em unidades Fechadas - UTI - 20%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FestCar 285 Club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ª Edição de "Uma Noite de Salsa e Bachata"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9º Aniversário Dragoons Moto Clu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Arte que Mora em M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 Beija Flor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s Benzimentos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Importância das Entrevistas Preliminares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Luz do Oriente - Festival do Conhecimento Milenar da Ín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bertura Da Semana Farroupilha Do Grupo Nativo Tropeiro Ve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over no Brooks Pub Méie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QUA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driana Moreira e o Cordão da Fulerag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fection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rodisiaca * a festa _especial after dos 15 anos de Transfu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terDellic Ecotronic de Verão | 27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grishow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kasha Rock Fest 2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cione "Eu Sou A Marrom" em Porto Alegr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loha Sunset 4º edição - Marech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MA 2nd /\/\/\/\ Antes Que o Mundo Acabe /\/\/\/\ 08.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aro Freitas e Isadora Melo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 de Verão 12.01 :: Fica Comigo :: Mc G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, Solidão e Reje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avitória | Fundiçao Progresso, 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nimatek Black ed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Beat Fanatix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De 03 Anos De Casa Do Hip Hop Pe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versário Zathus - 1 an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nn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i fest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&amp; Gabrie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e Gabriel - Show 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erfeiçoamento Técnico e Artístico para o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rca de Noé apresenta: Terra à Vista V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ranco de Varsó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Aspectos Funcionais da Hemiplegia no adul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stralpalooza // 16 de Fevereiro // Taber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tenção Plena: Mindfulness para as Organiza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tualização em Avaliação e tratamento das lesões ortoped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la Inaugural de Latina Mix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xé 90 Graus &amp; Papo 90 na AABB São Franci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taLovers - Baile de Fevereir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co Exu do Blues :: Ingressos Esgot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guncinha // DOM 20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com o Ícone JOÃO LUIZ Corrêa Sexta 25/Jan/Barros Cas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de Férias | Santa Clara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Colômbia l Edição R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DZ7- ft- DJ HENRIQUE DE FERRA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Gina Blackout - Move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Luluzinha - Cassino RS - Open Bar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Abril - Compass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aile de Formatura EE Júlio Bran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e Mar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Todos os Rítmos - Aniver Mestre Edson Nunes - Jan/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Baile De Volta As Aulas!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ile do Furduncin + Furacão2000: A Primeira atabacada do 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Havaí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Menor MR \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Vinny O Melhor Do Funk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Poderoso Festa Do Pijama Open Bar +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Rodolfinho - Open Bar - 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Automotiva edição restaurante Chapão em Tenente Porte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Neon 4°ed - Tra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DA LEGAL 2º Bailão Dos Amig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ho de Espuma: Pilantragi grátis na Casa das Caldei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 Volta aos Tre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ras de Access™ Curso em Foz do Iguaç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zar das Manas - SUPER SAL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Diovane Campos . : 12/01 : 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PÃO -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Chimarrut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Lauren La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lo e Vitinho no Carioc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mdito Domingo 20-01 Batucada Samba Cl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Beyoncé| Formation World Tour 2 |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iodança no Jard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ck Label Society em Porto Alegre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 Label Society no Rio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out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stfemme e Lâmmia no Smoke Loung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50 tons de PIN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Amoribu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Beija Eu! Que Deu Blackout -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alor da Rua | francisco, el homb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om mais axé e menos fun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Jenifer do Tin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Toca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s Gaúchas : A FESTA : Sáb.02.Mar - 10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eu Zebra apres. Casa Comigo, Vou de Táxi, Falamansa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COCOLOKO [CARNAVAL 2019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Síndic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Urso - Carnaval 2019 - Santa Rita de Sapuc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Fitness Brasi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Indec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Vacil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Explode Coração na Casa do Baixo Augu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Manad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Nuinteressa 2019 à fantasia - Alice no País do Nuinteres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O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gu convida Marina Lim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rtiu guaruj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Que Casar Que N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Móo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á n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arado Ni Você: Desfile Ofici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e Amo Mas Só Como Amig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quinho do Gigante | Evento 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W UP | Água que Aquaman não bebe! Cerveja Dupla até 00h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oa Vist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80 - Guarderya Beach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AZA e Cabelera na Lona de Realengo/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uca #63 • A Festa da Música Brasileira • 13/01 @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ruxaria Natural - O Despertar de seu sexto senti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.E.P.Y 1 e 2 + Aprofundamento e Treino De Professores de Yog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chorro Grande - Show de Despedida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lendário Melhores Festas do Rj ( Descontos Exclusivos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as in Concert – The Hologram Tour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lourada MED: Libertação dos Bixos T III e IV Medicina Fade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louro Folia 2019 - Excursão Oficial Santo Antonio da Pla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marote Samba no Espaço Mar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minhos para uma Nova Liderança &amp; Teoria U - Imers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ções Sem Letras - Alex Meirelles e Chico Co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toria Huni Kuin - Prof. Ibã e Yak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Empreendedora do Fisioterapeuta Sa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Gerontológica do Fisioterapeuta Turm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DOM 03.03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QUI 28.02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lake - Atração Nacional ( 2 e 4 de març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uol 2019 - Bell Marques Alok Eva Maiara &amp; Maraisa Ludimi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Ivete Sangalo - Bloco Coruja (03/03)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São Lourenç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House Folia Sunset Marechal Candido Rondon 02/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Aru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de Nova Brés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Carnaval Medieval Carioca - Evento Gratu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apital Regional da Folia -Águas de Chapecó -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idade •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o Terra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Regional Águas de Chapecó 2019/ Bloco Vai Safa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Santa Rosa/ 01 de março/ Vigor Arte&amp;Show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AXA &gt; Arca de No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lebração de Saraswat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Cura Espitual Mbya Guara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vejada E O GOLE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á da Ludmilla -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 FOL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có ROCK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oro na Rua -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Delegação AAULDU - UNIFAL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Em Busca Da Taça Perdida [oficial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Rio Branco SP - 3º Maior Jogos do Brasi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clo de Experiências: Velas Má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ne Champion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ineDoc / Vou rifar meu cor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LUA CHEIA LUA De Sangue Eclipse LU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da Agnes' Natuterapi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e Meditação lua che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asse de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osed Summer - Amazon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ube Souza Os Atuais <text:s text:c="2"/>+ Ast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k &amp; Tel a Festa, no Bar Toca da Gambá em Niterói 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lloquium Consciencioteráp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ônia de Férias AS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 Trio Corrente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mida e cidade | Mercados gastronôm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montar uma caixa de brinquedo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o Lego® pode ajudar os Líderes nas mudança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Empática - Neuroci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Telepática Anim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exões Jurídicas: Coaching para Advog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cção de Máscaras de Descan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raria do Pasmado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nhece-te: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structo Revista de Psicanálise #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olture na Pista - NÃO FUI EU, FOI O VERÃO - J Brasil - 26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olture na Pista - SARRADA 150bpm - Fp do Trem Bala - 19/01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pa Sul-Améric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TF V-Apokalyptic Raids,Comando Nuclear,Flying War(PY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vo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zy Night PART2 //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epe do Safár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ia: Leonardo Lichote convida João Bosco l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banacana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: Pedras e Cristais - Equilíbrio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| Descomplicando o eSocial - Segunda Edição</text:p>
          </table:table-cell>
          <table:table-cell/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tendimento em Sala de U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alho Cig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de Florais de Saint Germa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em Florais de Saint Germain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pometr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uriculo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Brux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Cálculos Trabalh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em Oncologia e Cuidados Paliati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no Paciente Nefrop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tocosmética Artesanal no Ashram Shamba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ormação em Acupuntura Turm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De Formação Em Constelação Familiar &amp; Xam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Hipno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Kombucha Cas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Legislação d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assagem com Pedras Qu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Alquím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Radiônica Quântica - Campi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obilização Precoce em Pediatria e Neon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PNL com certificação Inter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 - A Inici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Xaman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otinas em Adm de Pesso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u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ô Divinatório - Raider Wa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Verão | Flamenco Elementos Essenci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Curso de yoni eggs a jóia de I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Feng Shui Descomplic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sioterapia Pediátrica na Reabilitação Pulmo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Livre de Formação - Terapeuta Quântico Magné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Mesa Quântica Radiônica Jyotis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rático Radiestesia e Radiônica Bás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sicoterapia Reencarnacion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gressão em crianç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iki Nivel 1 - 22/02 -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Técnicas de Atração e Seleção de Talent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: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umin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.Edge Tour Foz 2019 w/ Renato Ratier, MAR-T, Ney Fausti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ça Cigana: Braços, Mãos e S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ça de Salão Queer - Intensiv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</table:table-row>
        <table:table-row table:style-name="ro1" table:visibility="filter">
          <table:table-cell office:value-type="string" calcext:value-type="string">
            <text:p>Dança Folclórica Tu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ce Inside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Dance Valley 2019 - 25th Anniversary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 e Marcio Medina Cantam: Carlos Medina Enredos da His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a Mercury - Pipoca da Rainha no Carnaval de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D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P pool party #ÉCarnaval! :: FULL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é Férias com a EX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r East feiert besser • Die Gebrüder Brett • Sa/09/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FILE Banda Cultural e Recreativa Dona da Noit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BLOCO Do M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Bloco do Sargento Pimenta em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Monobloco pelas ruas de SP \o/\o/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- Bloco MinhoQueen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2019 Bloco Cecílias e Buarq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pertar Propós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 Ferrero na Praia de Piratininga/RJ - Curta Pra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lsinho em Tramanda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r. de Trânsito na Prática em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straught - Show com ex membros e lançamento de cerveja no RR4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 No Carna Trevisan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Henrique De Ferraz - Vai Tchuca - Dia 08/02 Geral Free ( L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avan no Vivo Rio | 3 e 4 MAI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o Hip Hop ao Samba com Flora Matos - Bauhaus Summerti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o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 CLUBE DE CAM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- Samba+10 / Rodrigo Guimar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Filipe R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Sandra de Sá &amp; El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renagem Linfát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uda Beat | CarnaBeat Apaixon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É domingo é Umband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 Hoje ! Alucinados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È o Tchan - Pré-carnaval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co Club / Marechal - 23Fe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 - Excursão Baixada Sant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: Divide Tour |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Bosque - Summer - 13/01 Domin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Miraculoso SambaJazz na Praia Verm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ctric Love Machine - The Cult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ição Conselho Municipal de Cultura de São Caetan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row Paraguay - Psychrowdelic Tr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Anual de Hayabus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De Dom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ngenharíadas Paranaense -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gloukos 2019 OPEN BAR 2 pistas e mais atr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igma Garden no Se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| Bloco Arrianu Suassunga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Experimental: Dromenaut / Árvore Laranja Ocu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do Me Ab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Geral do Bloco Ritaleen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s do Parangol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laved em Novo Hamburg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orta Bixo 1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rada Bonde Dos SATÂNICO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critos Técnicos de Freud - Cursos de ver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Especial Atitude 67 &amp; Turma do Pago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ON JOVI + O melhor do Hard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runo e Marrone (Banda Capiau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ção em Terapia de Casal e Sexuali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ción en Salud Pública y Comunit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acular Bloco Da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áculo "A Roupa Nova do Rei" com Grupo Teatral Reminisc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M apres: Baile dos Solteiros - 150 BP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QUENTA BLOCO VERMES - COL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eban Tavare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údio Dahm apresenta ROCK N' BIRA OPEN BAR à fantas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e Práticas Comunicação Empática -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Técnicos Para Implantação de Controladores Eletrônicos de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apa de Abertura // Copa Yucumã Velocro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nohaus com vida .:. Pedro Franco &gt; Lançamento do disc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u Acredito em Fa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ventinho pra você convidar aquele amigo coxinha para protes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1ª Parada LGBT <text:s/>no Baile d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Campinas, Piracicaba, Jundiaí e região: Paul McCartne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Iron Maiden Buenos Ai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este de SC - Elementorum Naturae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(Cascavel-PR) Elementorum Naturae Ed. Águ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Garden Music Festival 2K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rigens Gathering 2019 - Ano 7 - Joinville e R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ara a Festa do Peão de Barret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orto Alegre para Planeta Atlântida 2019 | Xangri-Lá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axon Porto Alegre 13/04 Rockto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how dos Irmãos Ne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ibição de "A Dama Misteriosa" (The Mysterious Lady, 1928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pojara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abrício Beck &amp; Bando Alabama // SÁB 12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ntasy Fest 2019 crazy nigh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rraial Sertanejo 2018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, Esperança E AMOR. Juntos pelo Mateus Oliveir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eling This | Forfun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Feicap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 DuZé com Jeito Moleque e Primeir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ril ★ Vou Pro Sere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JOCKE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uca Original ll 4ª Temporada @Dilsinho e Péric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ira Independente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ra Mistica - Entrada Gratu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table:number-columns-repeated="2"/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Femennei Class - Especial Beyoncé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peina 32 anos | 07 à 10 de Fevereiro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Comunicação assertiva nas relações de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Planejamento de Comunicação Interna e Endomarke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rrugem -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 car santo cris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Anos 80 3°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Caipira <text:s/>Voando BAIXO 3°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orda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Mini Saia 4 - O Fim Dos Temp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sta de Aniversário 60 Anos Imperadores do Samba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Festa de Janeiro - 7&amp;8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de Santo Antôn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e virada de Lua da Musa da Pinheira ,Eu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 Peão de Guaí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s 30 Anos Do Esporte Clube São Jos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Linha 18 Baixa, Vila M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Nova Alvorada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São Vitor, Camargo.Local:Capi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Hello, 2019!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Realce na Casa Barb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estival 3R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Agrada Greg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stival De Verão Com Anitta E Lucas Lucco No Cassi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Dia do Reggae "Reggae é a lei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ival OUC -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Parad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  <table:table-cell table:number-columns-repeated="3"/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icções Rebeldes: utopia, arte e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ipe Ret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inal de semana Rock Tribu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IO UFTM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SURA BREAKI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a Matos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esta Da Magia - O Reencon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ormação de Socorr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Mentoria Organizacional - 17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Saberes Ancestrais Femin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Teatro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xtensiva Hatha YOGA -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Internacional Barras de Access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Terapeuta Holís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da Fisioterapia 2018/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Técnico em Segurança do Trabalho / Sen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ImP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Mansão - Domingo 13/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Orla com Forró Curisco :: Sheik Burger :: Domingo 13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Pé de Serra na Conf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t Bragg - Fe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ur Festival / D-NOX / 19.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rejat - Voz e Viol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riday's Night Tribute presents: Legião Urb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briel, O Pensador ::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Gagged - São Carlos/SP &amp; Surface - Londrina/PR | Entrada Fre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 Costa - Teatro do Sesi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andaia apres. Anit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rden Festival 2019 - Além do Arco-íris (Evento Oficia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én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 Jazz Trio no Cisne Branc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iro Sufi - Dança dos Dervix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lden Night Parte 4 - O Melhor Do Flashba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sto Assim (19/01): Sambaí, VouZuar, Messer e Bateria Mangu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jau! • Bar Opini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2" office:value-type="string" calcext:value-type="string">
            <text:p>geek</text:p>
          </table:table-cell>
          <table:table-cell table:number-columns-repeated="2"/>
          <table:table-cell office:value-type="string" calcext:value-type="string">
            <text:p>Gramado Summit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rande Desfile do Acadêmicos do Baixo Augusta - 10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nde Prêmio De Pot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tuito - Palestra Psicoterapia Reencarnacionista e Regres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vação DVD Ludmilla no Rio de Janeiro - 14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OMEE ★ Live Mix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po De Oração Jovem Filhos Do Cé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ta do Acaiá + Trilha Lagoa Verde; Ilha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camole Show convida: Cadu Manhães e Iuri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I no Rio | show Dama de Pa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íra 100 A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stavo Cunha | vaga-lume-grão no Alegoria Casa Bar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usttavo Lima - Expo Umua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- Maringa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em Toledo -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na Expoingá | 11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table:number-columns-repeated="2"/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HalliGalli Vol. 2 MIT oder OHNE *NeonNight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milton de Holanda e o Baile do Almeidinh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ppy hour | Van Gogh e a genialidade pictór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HEAD ROCK :: Inauguração Catléia Produtora :: 16.02.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ute Nacht • Project New Year • w/ DJ BEKZ • 2 flo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 Hopes Floyd Tribute no Cosmos P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stória de Verão ☼ Desconto com Roupa Floral ☼ Sin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Hn Funk - Vem pr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- De Férias com: Pixote | Clube 4 Linh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¡fun! Pop&amp;Latina · 12.01 · Bar Ocid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JE! Brasil Pandeiro por Tribo Brasil (RS)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Holiday Rock Festival 6 - Entrada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pi Hari - parque temático - passaporte para se divert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rror no Subúrbio 4 ( Goath - Alemanha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berto Gessinger- Ao Vivo Pra Caramba- Bagé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NGRIA EM UBERABA •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 Minicurso de Dependência Química e Terapia Comportame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AMDDB (UK) |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I Congresso Brasileiro Médico-Estudantil de Habilidades Méd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Evento da Visibilidade Tr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Jantar Dançante do Ec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Divo "Timeless - 15º Aniversário"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IM Improvisando o Movimen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mersão de Férias em Psicod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nauguração Niterói Beach Club (Área de event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  <table:table-cell/>
          <table:table-cell office:value-type="string" calcext:value-type="string">
            <text:p>mulher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ústria Show - Summer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 Bix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Bachata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Intensivo de Bach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Forró com Jussara Andrade e Jonas Lopes (São Paulo)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Intesivo Exotic Pole - A Ba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. ao Desenvolvimento Profissional com Análise Trans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tiberê Zwarg &amp; Grupo no Sérgio Por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cutinga Rodeio Music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ir na Feira do Tea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neiro 2019: Pilantragi na Fantástica Fábrica de Cervej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Rio de Janeiro (RJ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São Paulo (SP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 TREME Pool Part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rry Smith em Maringá - Calouro Fol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mmy Santa Cruz em homenagem a Michel Legra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ngle Bell - Bell Marques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Gustavo E Murilo - Lençol Dobrado - 19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Luiz Corrêa e Grupo Campeirismo no CTG Alfredo D'amo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Internacional De Trauma - FV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Mistika VI - Os Mistérios da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Xamânica Voo da Águia - Com Leo Arte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: Sexualidade Psíquica e Gêne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ilombo Groove: André Sampaio + Convidados - Afrobeat - D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 NOCHE Latina / Silvio Lopes ft. Junior Lei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b Manouche apresenta: Beach Combers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goa Sunset - Luau de Verão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nçamento "Revela A ferida" De Analu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vagem do Rio ao Bonf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andro Tavares no Smoke Lounge (Bday Leandr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itura da Borra do Caf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E Raphael - 19/01 -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Magalh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onardo E Luan Santana Em Santiago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t's Block no Carnaval 2019 Na Rua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der coaching - Conduzindo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KE! #4 ♡ 18/01 ♡ ingresso duplo até 00h* ♡ @cabaret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ink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nkin Park cover + Tributo ao Foo Fight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rd of the Quiz: Animações Disney + Cinema, Música e Mundo Gee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s Hermano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ub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ve.RS : O Encontro Carnavalesco do Rio ao Rio // RJ +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 tacando fogo no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n Santana em Caxias do Sul RS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uan Santana em Salvador/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iza Brina - Tão 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c Fly Mob 1 Ano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 das Pedras e Crista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s Antiansi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hmundi :: Duda Beat :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monas Assassinas no Calabouço / Creuzebeck Mamonas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eva | Verão /17.02 na S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o Brown 10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aquiagem para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cha da Fé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ina Lim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triculas Curso: Tarô Egípc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Gury na Skye | 18.01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HOLLYWOOD | Open Bar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Kevin o Chris - Baile Da Gaiola 18/01 Geral free Lista v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Mir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Neguinho Do Kaxeta |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DA Summer Cla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 Leva c/ Onze:20 e Bicho Sol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ditação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meetu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 Bailão do Latão Banda Sete Pec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Mesa Radiônica Quântica Coletiva - Cura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sa Radiônica Quântica Coletiva - para 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u e Seu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lton Nascimento | Turnê Clube da Esquina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m Breja OPEN BAR - 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ISSA JOVEM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tura Louca /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day Blues toda segunda apresenta: Hometown Bl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tanee + Nucl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Mumuzinho/Fim De Tarde• 20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Muse no Calabouço com a Banda Crash Report &amp; Madame Bere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Música no Deck - Di Ferre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brisa em Pelotas - Gangsta Party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da Pra fazer Primeiro Do 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ndo Reis na Praia do Cassino/RS dia 15/02 | Voz e Vio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VE - O Festival das Anavi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- Núcleo de Experimentos Malabaríst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R$ 4,21 E Nem 3,7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y Matogrosso no Vivo Rio | 11 a 19 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no Russo Tributo à L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rvana in Concert - Orquestra Johann Sebastian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 Fluxo do Scooba ▸ FUNK | POP | Tequ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mad 12 ano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RTE FOLI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Nova Turma De Samba De Gafi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Corpo Criativ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Espetacular Ensaio Aberto |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º Lagoa Azul Moto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Resgate do Verdadeiro Significado do Sagrado Caminho Tântr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amba é Samba - Feijoada nota 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enhor dos Anéis In Concert: A Sociedade do Anel no Ri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ficina | A narrativa como elefantes bran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Dinâmicas de Gru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Oficina de Japama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arcenaria amad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usicalização para educ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Tambores Xaman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 de Verão | Processos Criativos Teatr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Oficina Medit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patua de Prosperidade: Oxóssi, Ossaim, Caboclas da M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Oh My Girl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 Além do Infinito \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/ Oito Pra Jogo \\ Dj Zullu + Pic Schmit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af Schubert "Sexy Forever" (Kamenz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d na Rua!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nlyMigas ⁂ Summer Rules ⁂ 19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- 13 anos Revel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com Anesthesia - Metallica Tribute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Bar Semanal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DRAG #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a Pro Nobis | Show de Estré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igens Gathering 2019 - Ano 7 - Arte e Cultura Psicodél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questra Petrobras Sinfônica apresenta Dark Side Of The M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s Saberes Ancestrais das Er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utlaw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erlong Festival :: O Mundo De Rá :: 09.03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ino À Àlcool 8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.L Sebastião Luiz de Ávila/ Convida a todos 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- Curso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do Arlindinho na Toca da Gambá - 18/1/19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ode Na Escuna <text:s/>Pela Vida Inteira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estra de Apresentação Programa Germinar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alestra</text:p>
          </table:table-cell>
          <table:table-cell table:number-columns-repeated="2"/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Palestra Quero ser Terapeuta, por onde começar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Ituano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Ponte Preta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rdieiro + Bloco Lua Vai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sseio bate volta Praia De Atalaia 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a de Elefante + Funkalister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aul McCartney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Oficial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Show Extra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inho Moska no Teatro Riachuel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z e Dub convida RED LION - Lançamento do EP 'BAD LION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ar o Corpo: Transtornos Aliment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e, Zander e Garage Fuzz Em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Pier Santa Maria - Cervejada Da Marlu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ipoca Do Kannar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LACE Summer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MU Women Of Color Conferen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OÇOS SEM CHARRETE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Popload Gig com Courtney Barnett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opozão no chão! ▲ Funk &amp; Hits ▲ Combo duplo até às 2h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pzuda :: Hoje eu vou parar na Popzuda :: 19/01 :: Cuck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Alegre: nova turnê Oswaldo Montenegro e Renato Teixei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Pré Carnaval Automotivo com a F-250 Branca de Ne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 Carnaval com É O TCHAN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São Paulo | Claudia Leitte e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Versão Brasileira com Jammil e Carrossel de Emo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a Domingueira do Ano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Mensal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samba do ano na Sede do Terreiro da Vovó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vilège Xangrila 19.01 :: Feijoada co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Carinhoso • #Verão2019 • 18/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Reiki Volunt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SY / Mini Festival - 09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C Poços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rePROG - O Reino de Saf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VT Babilônia - Ediçã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lificação em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as Crianças Trazem a Família para a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o Psicoterapeuta se Torna Estúpido: XXII Jornada do ESI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Saudade da The Way! Roda de Samba VZ, Intimistas e mt mai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m Me Viu Mentiu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ueremos O Iron Maiden Em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Quinta-Funk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l do Mumu de Irajá - ( Tiee e Arlindinho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romancia - A Arte da Leitura da Mão - Para Inicia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tanda Cultu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fael e Vitor Feuro 4.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tha-yatra, a Caminhada d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xta Club - Edição de um ano (Litros liberad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DLC / Edição do Bras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abertura Green Park - 13/Jan - Aura Vorte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ecepção dos Calouros - Los Bra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Virando Bixo - 10ª ed. 100%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iki nivel 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Nível I e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Tibetano Nível III - A Realiz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né Roussillon conversando com Freud e Winnicot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Anual de Meditação e Silêncio na Natureza - Mindfulness e Mindful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Ayni - Descanso, inspiração e empoderamen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no Povo em Pé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Sintonia com a V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Xamânico com as Medicinas da Floresta e Banda Madre Ter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ro Barkana 13/01 - mulher VIP e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io Sunset - Paixão de Carnaval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pocaliPsy- O desper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rmagedom 12hrs - Agnus D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Bishvat (Israe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Candelária - Candlem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Paryush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Yi Pe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Encanto Cigano e a Magia do Ori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Green Dark Power Data Lim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in Rio: Excursão Pink e Black Eyed Pe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 Sapuc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- Monica M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Grupo Cir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Nem Te Conto com Pera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odízio de Pizzas com Grelh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riguinho + Gaab + AhMrDan (DVD LEGADO) | Samba da Tro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gério Magrão e Banda I Travesseiren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ê da Kelm: Festa do Pijama l 26.01 l Puzzle Pub l Iju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e de volta dos em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bel | Vem Cá, Casas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SH Music - Special B-da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.C.São Paulo x Lajeadense | Divisão de Acess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ábado do Baile Funk - Summershop Camboriú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grado Feminino Inten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danha Show - Estréia com Carlos Caetano e mai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Clube do Balanç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Marquinho Sathan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amba Canção - Curso Intensivo de Verã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amba Day 27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Madureira | Entrada Free até as 21h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Quinta no Beco 87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 Do Esquenta • Reinaldo 30 anos • Show Completo • 08.0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amba Engenhão ll Belo, Pixote, Mumuzinho, Xande de Pil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na Casa do Mundo com Roda de Samba da Pedra do 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ão de Verão com Bateria da União da Ilha e Hoje te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 Marino - A banda das multidões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gsan Club - Jokers Li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ão Hell Rock City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arraCão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rrada Na Espuma - Baile Funk Da Night Sensa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AVE THE DAT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ee You in the 90's - das größte 90er Festival Kam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egunda Feliz com Marci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GUNDAS DE VERÃO Atração <text:s/>Grupo CLAREOU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emana De Aulas Abertas E Gratui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mana de Constelações famili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extas de Verão | Arruda &amp; Papo 90 na Toca da Gamb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iva Ohm - A Natureza Mística 6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da Amitraz no Bar do Z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Grupo Rodeio // Mano Lima // Gaúcho da Front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Molejo // Thiagu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Nacional João Gustavo &amp; Murilo - Soledad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ba em Porto Alegre ~ Agulh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Simpósio Acadêmico de Especialidade Cirúr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irena Tour 2019 - Poços de Caldas BAOB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ítio das Muchachas 2! HZ 12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moke Garage apresenta Amsterdan e Radio Fro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bre Vozes do Feminino - Cursos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far Rio // 21.01 - Pra começar o ano muito bem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LTA OUSADIA : EDICÃO BAILE DO PIMEN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oora Belo Horizonte - 1ª Edição - Son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of Hell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que Cur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com a volta de Bruno na Ita Musi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 Thiago Martin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m Pelotas - Turnê ''Sorriso,Voltei'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trance Festi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vision Festival 2019 - Carnaval com Musica Eletro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PICE NYC'S WINTER WONDERLAND BALL NIKKI HILL'S B-DAY BAS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tand Up de Moreno em Cassin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ar Beet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ne Temple Pilots e Bush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ries de Verão - Combo duplo até a 1h - 18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Rock Bar presents: Red Hot Chili Pepper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The Rock Bar presents: Los Hermano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V 11 Anos in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bcena: Zarvos + Oliveira / Coletivo Manifestação Pacíf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40°- BAE HOU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Conectare NeuroPsi - Imersão de Verão -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Porto Xavier/RS Show Dj Rodrigo Campos C.Ipira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Top DJ Jean Lima De P.Fundo Ing Esgotan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Sessio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bor 15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apresenta Baile do Podero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hiaguinho, Gaab e 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urma do Pagode, Belo e Livin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de Dançante no Cisne Branco com Fernando Campani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Tarde do Ben VI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/ Festa do Peix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da Fênix // Roda de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ragona Café 5 ano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écnicas e Intervenções nas Diferentes Abordage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kk Noiz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ologia De Umb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com Estados Ampliados de Consciência (TEAC/TEACTI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manual e as novas Evidências no tratamento da dor Lom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reir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sla Room pres. Valesuchi [Cómeme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ai Massagem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e Internet em Porto Alegre (Queremos!)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Who's Tommy - Ao Vivo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hetaHealing®: Anatomia Intu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odo Carnaval tem seu FIM! :: Especial Los Hermanos 9/3 Sá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neio De Pênalti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tuguelafest: Temperatura Máxima V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dicional Bailão do Feijão - BANDA G10 - Pouso Nov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nscendência - Edição V / 0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ravessia: Grupo de adoç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</table:table-row>
        <table:table-row table:style-name="ro1" table:visibility="filter">
          <table:table-cell office:value-type="string" calcext:value-type="string">
            <text:p>Tribal Fus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e Dream - Circo dos Sonhos 12/01/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o Brasil no 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bo Brasil toca a Trilogia Mística de Jorge Ben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ributo a Carlos Medina: ENREDOS DA HISTÓRI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Tributo a Panter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uto a Tim 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u gosta, Não gosta? ☆ House Party ☆ 25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 Vens no Mundo Pensante! ♡ Yo Quiero Te Namorar! 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rnbulls + Pandora´s B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yaro_Caboclo Sereia _ 2° show de lançam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Uma Tarde com Tiee 10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dos da Breja-Flor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on Trance - Os Elementos Em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que Edition - We Clap evento oficial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verso LGBT FT. Vale das Win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On The Roof Diego Cittad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Rock Festival - 11 a 13/1/2019 - Arp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i Por Mim convida Imagina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mos Sambar + Zou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nessa da Mata : : Circo Voador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rão Rock: Paradigma no Rio Anti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Show Inédito Filipe Girar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Tendel da Novin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éu Fan e P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gem mística a São Thomé das Let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je para Fortaleza com a ASTTI e a Sieben Tou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rada Musical Xamânic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sita do Guru Indiano Vana Goswami Maharaj em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olta Às Aulas - Cácio e Mar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ou Pro Sereno no Boteco do Paiol - L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aked ✘Os Simpsons✘ 2H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 Love Musique - Cassino 2019 - NY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40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To The Jungle - Amazon - ANNA / Loulou Play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sley Safadão No Morro Da Urca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icked #01 - Malévola Edition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iesenBeats Sollschwitz - Festival Ed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 Para Dama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- Desenvolvimento Hands 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- Vulnerabilidade e Empat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+ Baile com Naira Antunes e Junior Coppe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Workshop Agilidade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Amanae - O Caminho dos ancest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com Walter Fernande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De Bachata / Musicalidade E Manipulação Corpo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Ballet Para Dança De Sa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Eme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Samba Iniciante - 7&amp;8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FAP e Terapia Infant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Mindfuln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Números Grabov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Segurança do Trabalho e Comunicação Interna: dá match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Soft Skills e Práticas de Facilitação nas Organiz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: Planejamento Estratégico Pesso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Nacional de DST/AID'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Paulista de Neur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Módulo de Hep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X Congreso Panamericano de Infectología - Paragua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III Rodeio Crioulo Estadual do CTG Estrela do R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XXperienc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Yuri Chaves no 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ezé di Camargo &amp; Luciano // Expo Bass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ica Gang Apresenta: Feb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mbie Walk RJ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uk no PUB - 3ª Edi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ukLovers na Estrada - Floripa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Zoukzeira *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umbydirtyday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3.A1:Planilha3.K154" table:display-filter-buttons="true">
          <table:filter>
            <table:filter-and>
              <table:filter-condition table:field-number="9" table:value="1" table:operator="="/>
            </table:filter-and>
          </table:filter>
        </table:database-range>
        <table:database-range table:name="__Anonymous_Sheet_DB__4" table:target-range-address="'svm-classification-events-v1-events'.A1:'svm-classification-events-v1-events'.G1004" table:display-filter-buttons="true">
          <table:filter>
            <table:filter-and>
              <table:filter-condition table:field-number="6" table:value="aventureiro" table:operator="=">
                <table:filter-set-item table:value="aventureiro"/>
                <table:filter-set-item table:value="cult"/>
                <table:filter-set-item table:value="geek"/>
                <table:filter-set-item table:value="hipster"/>
                <table:filter-set-item table:value="praieiro"/>
                <table:filter-set-item table:value="spam"/>
                <table:filter-set-item table:value="turista"/>
                <table:filter-set-item table:value="underground"/>
                <table:filter-set-item table:value="zee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svm-classification-events-v1-events_1'.A1:'Tabela dinâmica_svm-classification-events-v1-events_1'.K111" table:buttons="'Tabela dinâmica_svm-classification-events-v1-events_1'.A2 'Tabela dinâmica_svm-classification-events-v1-events_1'.B1" table:show-filter-button="false" table:drill-down-on-double-click="false">
          <table:source-cell-range table:cell-range-address="'svm-classification-events-v1-events'.F1:'svm-classification-events-v1-events'.G1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ersona" table:orientation="column" table:used-hierarchy="0" table:function="auto">
            <table:data-pilot-level table:show-empty="false" calcext:repeat-item-labels="false">
              <table:data-pilot-members>
                <table:data-pilot-member table:name="aventureiro" table:display="true" table:show-details="true"/>
                <table:data-pilot-member table:name="cult" table:display="true" table:show-details="true"/>
                <table:data-pilot-member table:name="geek" table:display="true" table:show-details="true"/>
                <table:data-pilot-member table:name="hipster" table:display="true" table:show-details="true"/>
                <table:data-pilot-member table:name="praieiro" table:display="true" table:show-details="true"/>
                <table:data-pilot-member table:name="spam" table:display="true" table:show-details="true"/>
                <table:data-pilot-member table:name="turista" table:display="true" table:show-details="true"/>
                <table:data-pilot-member table:name="underground" table:display="true" table:show-details="true"/>
                <table:data-pilot-member table:name="ze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" table:orientation="row" table:used-hierarchy="0" table:function="auto">
            <table:data-pilot-level table:show-empty="false" calcext:repeat-item-labels="false">
              <table:data-pilot-members>
                <table:data-pilot-member table:name="1º Ciclo De Marketing: Pesquisa de Marketing no ambiente digital" table:display="true" table:show-details="true"/>
                <table:data-pilot-member table:name="30º Café com Consultores da ABCO Porto Alegre" table:display="true" table:show-details="true"/>
                <table:data-pilot-member table:name="7ª Feira Brasileira do Varejo" table:display="true" table:show-details="true"/>
                <table:data-pilot-member table:name="Abertura da exposição Homo Machina - esculturas de Paulo Favalli" table:display="true" table:show-details="true"/>
                <table:data-pilot-member table:name="Alma Lusitana no Cisne Branco - 2ª edição 2019" table:display="true" table:show-details="true"/>
                <table:data-pilot-member table:name="Alquimia das Ervas" table:display="true" table:show-details="true"/>
                <table:data-pilot-member table:name="Andando nos Túneis de Salvador do Sul" table:display="true" table:show-details="true"/>
                <table:data-pilot-member table:name="Arduino Day 2019" table:display="true" table:show-details="true"/>
                <table:data-pilot-member table:name="As aventuras do pequeno príncipe | Sesc Canoas" table:display="true" table:show-details="true"/>
                <table:data-pilot-member table:name="As duas Irenes | Sesc Canoas" table:display="true" table:show-details="true"/>
                <table:data-pilot-member table:name="Asteróide | 5˚ Kino Beat" table:display="true" table:show-details="true"/>
                <table:data-pilot-member table:name="Através de Iberê | Francisco Dalcol + Frantz" table:display="true" table:show-details="true"/>
                <table:data-pilot-member table:name="AutenticaMente: Mindfulness Intermediário e Avançado" table:display="true" table:show-details="true"/>
                <table:data-pilot-member table:name="Beto Carrero World" table:display="true" table:show-details="true"/>
                <table:data-pilot-member table:name="Brincando de Todas as Artes - Criação livre para Crianças" table:display="true" table:show-details="true"/>
                <table:data-pilot-member table:name="Caminhada Noturna 2019" table:display="true" table:show-details="true"/>
                <table:data-pilot-member table:name="Carnaval de Rua do Bloco da Diversidade" table:display="true" table:show-details="true"/>
                <table:data-pilot-member table:name="Carnaval Underground II" table:display="true" table:show-details="true"/>
                <table:data-pilot-member table:name="CASCATA DA PEDRA BRANCA, POÇO DOS MORCEGOS E POÇO DAS ANDORINHAS" table:display="true" table:show-details="true"/>
                <table:data-pilot-member table:name="Cerimônia de Oferenda de Lamparinas" table:display="true" table:show-details="true"/>
                <table:data-pilot-member table:name="Cerimônia Roda de Rapé" table:display="true" table:show-details="true"/>
                <table:data-pilot-member table:name="Cine Iberê| Cinema mudo com música ao vivo" table:display="true" table:show-details="true"/>
                <table:data-pilot-member table:name="Congregarh 2019 - Liderança Ágil no Mundo Complexo" table:display="true" table:show-details="true"/>
                <table:data-pilot-member table:name="Conversa com a artista Denise Gadelha" table:display="true" table:show-details="true"/>
                <table:data-pilot-member table:name="Curso Apometria Xamãnica" table:display="true" table:show-details="true"/>
                <table:data-pilot-member table:name="Curso de Formação em Barras de Access" table:display="true" table:show-details="true"/>
                <table:data-pilot-member table:name="Curso de Reiki Nivel 1 - O Despertar" table:display="true" table:show-details="true"/>
                <table:data-pilot-member table:name="Curso de Reiki Nível I" table:display="true" table:show-details="true"/>
                <table:data-pilot-member table:name="Curso DNA AVANÇADO THETAHEALING™ EM PORTO ALEGRE" table:display="true" table:show-details="true"/>
                <table:data-pilot-member table:name="Curso Fitocosmética" table:display="true" table:show-details="true"/>
                <table:data-pilot-member table:name="Curso Intensivo de Fotografia Híbrida - Mód.I" table:display="true" table:show-details="true"/>
                <table:data-pilot-member table:name="Desbravando Jaquirana" table:display="true" table:show-details="true"/>
                <table:data-pilot-member table:name="Desenvolva seu Potencial Criativo - Florianópolis" table:display="true" table:show-details="true"/>
                <table:data-pilot-member table:name="Design Your Life: na prática! - 5ª edição" table:display="true" table:show-details="true"/>
                <table:data-pilot-member table:name="Dia Internacional do Yoga" table:display="true" table:show-details="true"/>
                <table:data-pilot-member table:name="Eneagrama autoconhecimento de sua  essência" table:display="true" table:show-details="true"/>
                <table:data-pilot-member table:name="Espanhol com Arte" table:display="true" table:show-details="true"/>
                <table:data-pilot-member table:name="Exposição O auge e o abismo" table:display="true" table:show-details="true"/>
                <table:data-pilot-member table:name="Feira do Aeromovel 10ª ed. - 26/01" table:display="true" table:show-details="true"/>
                <table:data-pilot-member table:name="Feira do Vinil de Poa no Casa Azul - 20/01" table:display="true" table:show-details="true"/>
                <table:data-pilot-member table:name="Feira Vegana Noturna" table:display="true" table:show-details="true"/>
                <table:data-pilot-member table:name="Férias na Biblioteca | Sesc Canoas" table:display="true" table:show-details="true"/>
                <table:data-pilot-member table:name="Festa da Uva | Fernando e Sorocaba + Amado Batista" table:display="true" table:show-details="true"/>
                <table:data-pilot-member table:name="Festa da Uva | Zé Neto e Cristiano + Anitta" table:display="true" table:show-details="true"/>
                <table:data-pilot-member table:name="Festa Da Uva 2019 – Oficial" table:display="true" table:show-details="true"/>
                <table:data-pilot-member table:name="Festiqueijo" table:display="true" table:show-details="true"/>
                <table:data-pilot-member table:name="Festival de Cerveja e Gastronomia + La Movida Bazar &amp; Artes" table:display="true" table:show-details="true"/>
                <table:data-pilot-member table:name="Festival Gaia - Sítio Terra Cristal" table:display="true" table:show-details="true"/>
                <table:data-pilot-member table:name="FICA Comitê - Financiamento Coletivo Autônomo e Festa de 9 anos" table:display="true" table:show-details="true"/>
                <table:data-pilot-member table:name="Filtro dos Sonhos" table:display="true" table:show-details="true"/>
                <table:data-pilot-member table:name="Formação - Métodos Ágeis para Gestão de Pessoas" table:display="true" table:show-details="true"/>
                <table:data-pilot-member table:name="Frida Kahlo À Revolução! no 20º Porto Verão Alegre" table:display="true" table:show-details="true"/>
                <table:data-pilot-member table:name="Gamestorming - Os jogos tem muito a nos ensinar" table:display="true" table:show-details="true"/>
                <table:data-pilot-member table:name="Gramado Summit 2019" table:display="true" table:show-details="true"/>
                <table:data-pilot-member table:name="Hackatown Porto Alegre | Mobilidade" table:display="true" table:show-details="true"/>
                <table:data-pilot-member table:name="Harakiri (1962) no Capitólio" table:display="true" table:show-details="true"/>
                <table:data-pilot-member table:name="Historietas Assombradas | Sesc Canoas" table:display="true" table:show-details="true"/>
                <table:data-pilot-member table:name="Inauguração do coLIBRE Artístico" table:display="true" table:show-details="true"/>
                <table:data-pilot-member table:name="Independência financeira para mulheres l Roda de conversa" table:display="true" table:show-details="true"/>
                <table:data-pilot-member table:name="Introdução às Práticas de Meditação" table:display="true" table:show-details="true"/>
                <table:data-pilot-member table:name="Manual Prático da Mulher Moderna | Sesc Canoas" table:display="true" table:show-details="true"/>
                <table:data-pilot-member table:name="Meditação" table:display="true" table:show-details="true"/>
                <table:data-pilot-member table:name="Meditação, Disciplina e Consciência Alimentar" table:display="true" table:show-details="true"/>
                <table:data-pilot-member table:name="Meetup #1 Mulheres de Produto (Porto Alegre)" table:display="true" table:show-details="true"/>
                <table:data-pilot-member table:name="Mega Revel - Feira Cultural - Edição Férias Praça Júlio Mesquita" table:display="true" table:show-details="true"/>
                <table:data-pilot-member table:name="Meu dinheiro sumiu e agora? Controle para não ser controlado" table:display="true" table:show-details="true"/>
                <table:data-pilot-member table:name="Mindfulness no Pôr do Sol" table:display="true" table:show-details="true"/>
                <table:data-pilot-member table:name="Mostra Hayao Miyazaki | Sesc Canoas" table:display="true" table:show-details="true"/>
                <table:data-pilot-member table:name="Motofest Ceu Azul Pr" table:display="true" table:show-details="true"/>
                <table:data-pilot-member table:name="Mountain Do Praia do Rosa 2019" table:display="true" table:show-details="true"/>
                <table:data-pilot-member table:name="Música na Praça Estado de Israel" table:display="true" table:show-details="true"/>
                <table:data-pilot-member table:name="Nossa Irmã Mais Nova | Sesc Canoas" table:display="true" table:show-details="true"/>
                <table:data-pilot-member table:name="O Fantasma da Ópera : Excursão Oficial" table:display="true" table:show-details="true"/>
                <table:data-pilot-member table:name="Oficina - Fotografia, cidade, história" table:display="true" table:show-details="true"/>
                <table:data-pilot-member table:name="Oficina de Invertidas" table:display="true" table:show-details="true"/>
                <table:data-pilot-member table:name="Oficinas de Verão 2019 @Cordas" table:display="true" table:show-details="true"/>
                <table:data-pilot-member table:name="Os Dois Gêmeos Venezianos | Sesc Canoas" table:display="true" table:show-details="true"/>
                <table:data-pilot-member table:name="Os homens do triângulo rosa no Porto Verão Alegre 2019" table:display="true" table:show-details="true"/>
                <table:data-pilot-member table:name="Palestra Informativa Gratuita Grupos de Estudos 2019" table:display="true" table:show-details="true"/>
                <table:data-pilot-member table:name="Picnic Cultural no Museu - Edição nº18" table:display="true" table:show-details="true"/>
                <table:data-pilot-member table:name="Pois é Vizinha | Sesc Canoas" table:display="true" table:show-details="true"/>
                <table:data-pilot-member table:name="Quer Surpreender o Mercado?" table:display="true" table:show-details="true"/>
                <table:data-pilot-member table:name="Quinta SWAG!" table:display="true" table:show-details="true"/>
                <table:data-pilot-member table:name="Recepção De Srila Gurudev No RS!" table:display="true" table:show-details="true"/>
                <table:data-pilot-member table:name="Reiki I" table:display="true" table:show-details="true"/>
                <table:data-pilot-member table:name="RH Fora da Caixa: D I V E R S I D A D E" table:display="true" table:show-details="true"/>
                <table:data-pilot-member table:name="Rodada Empreendedora" table:display="true" table:show-details="true"/>
                <table:data-pilot-member table:name="Salto do Yucumã e Ametista do Sul" table:display="true" table:show-details="true"/>
                <table:data-pilot-member table:name="São José dos Ausentes | Páscoa 2019" table:display="true" table:show-details="true"/>
                <table:data-pilot-member table:name="Satsanga - História de Shiva" table:display="true" table:show-details="true"/>
                <table:data-pilot-member table:name="Se meu Ponto G falasse | Sesc Canoas" table:display="true" table:show-details="true"/>
                <table:data-pilot-member table:name="Seen Experience 2019" table:display="true" table:show-details="true"/>
                <table:data-pilot-member table:name="SERRA DO RIO DO RASTRO, SERRA DO CORVO BRANCO,PIRÂMIDES SAGRADAS" table:display="true" table:show-details="true"/>
                <table:data-pilot-member table:name="Sessão especial de &quot;Roma&quot; na Cinemateca Capitólio Petrobras" table:display="true" table:show-details="true"/>
                <table:data-pilot-member table:name="St. Patrick's Day" table:display="true" table:show-details="true"/>
                <table:data-pilot-member table:name="TOC Uma Comédia Obsessiva Compulsiva" table:display="true" table:show-details="true"/>
                <table:data-pilot-member table:name="Travessia Cassino x Chuí" table:display="true" table:show-details="true"/>
                <table:data-pilot-member table:name="Trekking Ninho das Águias 2019" table:display="true" table:show-details="true"/>
                <table:data-pilot-member table:name="Trekking Sítio Grünes Paradies 2019" table:display="true" table:show-details="true"/>
                <table:data-pilot-member table:name="Trilhas Ecológicas em Maquiné com a @triploverstur 13/01" table:display="true" table:show-details="true"/>
                <table:data-pilot-member table:name="TTT - Travessia Torres Tramandaí" table:display="true" table:show-details="true"/>
                <table:data-pilot-member table:name="Um Panorama Visto da Ponte em Porto Alegre/RS" table:display="true" table:show-details="true"/>
                <table:data-pilot-member table:name="Vivência Purificando os Pensamentos" table:display="true" table:show-details="true"/>
                <table:data-pilot-member table:name="Workshop - Bandhas" table:display="true" table:show-details="true"/>
                <table:data-pilot-member table:name="Workshop Design Thinking para o RH - 15ª edição" table:display="true" table:show-details="true"/>
                <table:data-pilot-member table:name="Workshop Os pilares para inovação em cooperativas - 2ª edição" table:display="true" table:show-details="true"/>
                <table:data-pilot-member table:name="Workshop: Empatia para Liderança Disruptiva." table:display="true" table:show-details="true"/>
                <table:data-pilot-member table:name="Yoga no Parque Malw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a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6:19:30.7469068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5T22:01:07.756415125</dc:date>
    <meta:editing-duration>PT1H45M</meta:editing-duration>
    <meta:editing-cycles>12</meta:editing-cycles>
    <meta:document-statistic meta:table-count="5" meta:cell-count="3187" meta:object-count="0"/>
  </office:meta>
</office:document-meta>
</file>